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office:font-face-decls>
  <office:automatic-styles>
    <style:style style:name="Tableau2" style:family="table">
      <style:table-properties style:width="16.999cm" table:align="margins"/>
    </style:style>
    <style:style style:name="Tableau2.A" style:family="table-column">
      <style:table-column-properties style:column-width="1.979cm" style:rel-column-width="1122*"/>
    </style:style>
    <style:style style:name="Tableau2.B" style:family="table-column">
      <style:table-column-properties style:column-width="2.572cm" style:rel-column-width="1458*"/>
    </style:style>
    <style:style style:name="Tableau2.C" style:family="table-column">
      <style:table-column-properties style:column-width="2.646cm" style:rel-column-width="1500*"/>
    </style:style>
    <style:style style:name="Tableau2.D" style:family="table-column">
      <style:table-column-properties style:column-width="9.802cm" style:rel-column-width="5557*"/>
    </style:style>
    <style:style style:name="Tableau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2.D1" style:family="table-cell">
      <style:table-cell-properties fo:background-color="#e6e6e6"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6.999cm" table:align="margins"/>
    </style:style>
    <style:style style:name="Tableau1.A" style:family="table-column">
      <style:table-column-properties style:column-width="4.115cm" style:rel-column-width="15865*"/>
    </style:style>
    <style:style style:name="Tableau1.B" style:family="table-column">
      <style:table-column-properties style:column-width="12.883cm" style:rel-column-width="49670*"/>
    </style:style>
    <style:style style:name="Tableau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B1" style:family="table-cell">
      <style:table-cell-properties fo:padding="0.097cm" fo:border="0.002cm solid #000000"/>
    </style:style>
    <style:style style:name="Tableau1.A2" style:family="table-cell">
      <style:table-cell-properties fo:background-color="#e6e6e6" fo:padding="0.097cm" fo:border-left="0.002cm solid #000000" fo:border-right="none" fo:border-top="none" fo:border-bottom="0.002cm solid #000000">
        <style:background-image/>
      </style:table-cell-properties>
    </style:style>
    <style:style style:name="Tableau1.B2" style:family="table-cell">
      <style:table-cell-properties fo:padding="0.097cm" fo:border-left="0.002cm solid #000000" fo:border-right="0.002cm solid #000000" fo:border-top="none" fo:border-bottom="0.002cm solid #000000"/>
    </style:style>
    <style:style style:name="Tableau3" style:family="table">
      <style:table-properties style:width="16.999cm" table:align="margins"/>
    </style:style>
    <style:style style:name="Tableau3.A" style:family="table-column">
      <style:table-column-properties style:column-width="16.999cm" style:rel-column-width="65535*"/>
    </style:style>
    <style:style style:name="Tableau3.A1" style:family="table-cell">
      <style:table-cell-properties fo:padding="0.097cm" fo:border="0.002cm solid #000000"/>
    </style:style>
    <style:style style:name="Tableau4" style:family="table">
      <style:table-properties style:width="16.999cm" table:align="margins"/>
    </style:style>
    <style:style style:name="Tableau4.A" style:family="table-column">
      <style:table-column-properties style:column-width="16.999cm" style:rel-column-width="65535*"/>
    </style:style>
    <style:style style:name="Tableau4.A1" style:family="table-cell">
      <style:table-cell-properties fo:padding="0.097cm" fo:border="0.002cm solid #000000"/>
    </style:style>
    <style:style style:name="P1" style:family="paragraph" style:parent-style-name="Standard">
      <style:paragraph-properties fo:break-before="page"/>
    </style:style>
    <style:style style:name="P2" style:family="paragraph" style:parent-style-name="Text_20_body">
      <style:paragraph-properties fo:text-align="center" style:justify-single-word="false" fo:break-before="page"/>
    </style:style>
    <style:style style:name="P3" style:family="paragraph" style:parent-style-name="Heading_20_1">
      <style:paragraph-properties fo:break-before="page"/>
    </style:style>
    <style:style style:name="P4" style:family="paragraph" style:parent-style-name="Heading">
      <style:paragraph-properties fo:text-align="center"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start" style:justify-single-word="false"/>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paragraph-properties fo:text-align="start" style:justify-single-word="false"/>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Standard" style:list-style-name="L2"/>
    <style:style style:name="P12" style:family="paragraph" style:parent-style-name="Standard" style:list-style-name="L8"/>
    <style:style style:name="P13" style:family="paragraph" style:parent-style-name="Standard" style:list-style-name="L9"/>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able_20_Contents" style:list-style-name="L1"/>
    <style:style style:name="P20" style:family="paragraph" style:parent-style-name="Table_20_Contents" style:list-style-name="L2"/>
    <style:style style:name="P21" style:family="paragraph" style:parent-style-name="Table_20_Contents">
      <style:text-properties style:font-name="Bitstream Vera Sans" fo:font-size="8pt" style:font-size-asian="8pt" style:font-size-complex="8pt"/>
    </style:style>
    <style:style style:name="T1" style:family="text">
      <style:text-properties style:text-underline-style="solid" style:text-underline-width="auto" style:text-underline-color="font-color"/>
    </style:style>
    <style:style style:name="T2" style:family="text">
      <style:text-properties fo:color="#1a1a1a"/>
    </style:style>
    <style:style style:name="T3" style:family="text">
      <style:text-properties fo:color="#1a1a1a" fo:font-size="8pt" style:font-size-asian="8pt" style:font-size-complex="8pt"/>
    </style:style>
    <style:style style:name="T4" style:family="text">
      <style:text-properties fo:font-size="8pt" style:font-size-asian="8pt" style:font-size-complex="8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Heading"/>
      <text:p text:style-name="P4"/>
      <text:p text:style-name="P4"/>
      <text:p text:style-name="P4"><text:title>Fiche de Résumé Projet Afric'Edu</text:title></text:p>
      <text:p text:style-name="P4"><text:subject>OUAGA 2005</text:subject></text:p>
      <text:p text:style-name="P4"/>
      <text:p text:style-name="P5"/>
      <text:p text:style-name="P5"/>
      <text:p text:style-name="P5"/>
      <text:p text:style-name="P5"/>
      <text:p text:style-name="P5"/>
      <text:p text:style-name="P5"/>
      <text:p text:style-name="P5"/>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8">Révision</text:p>
          </table:table-cell>
          <table:table-cell table:style-name="Tableau2.A1" office:value-type="string">
            <text:p text:style-name="P8">Date</text:p>
          </table:table-cell>
          <table:table-cell table:style-name="Tableau2.A1" office:value-type="string">
            <text:p text:style-name="P8">Auteur</text:p>
          </table:table-cell>
          <table:table-cell table:style-name="Tableau2.D1" office:value-type="string">
            <text:p text:style-name="P8">Commentaire</text:p>
          </table:table-cell>
        </table:table-row>
        <table:table-row>
          <table:table-cell table:style-name="Tableau2.A2" office:value-type="string">
            <text:p text:style-name="P8">V0.1</text:p>
          </table:table-cell>
          <table:table-cell table:style-name="Tableau2.A2" office:value-type="string">
            <text:p text:style-name="P8">11/01/2008</text:p>
          </table:table-cell>
          <table:table-cell table:style-name="Tableau2.A2" office:value-type="string">
            <text:p text:style-name="P8">Julien BRAS</text:p>
          </table:table-cell>
          <table:table-cell table:style-name="Tableau2.D2" office:value-type="string">
            <text:p text:style-name="P8">Création</text:p>
          </table:table-cell>
        </table:table-row>
        <table:table-row>
          <table:table-cell table:style-name="Tableau2.A2" office:value-type="string">
            <text:p text:style-name="P8">V0.2</text:p>
          </table:table-cell>
          <table:table-cell table:style-name="Tableau2.A2" office:value-type="string">
            <text:p text:style-name="P8">22/04/2009</text:p>
          </table:table-cell>
          <table:table-cell table:style-name="Tableau2.A2" office:value-type="string">
            <text:p text:style-name="P8">Julien BRAS</text:p>
          </table:table-cell>
          <table:table-cell table:style-name="Tableau2.D2" office:value-type="string">
            <text:p text:style-name="P8">Ajout du bilan humain (meuh et eric), ainsi que le Bilan provisoire à 3 ans.</text:p>
          </table:table-cell>
        </table:table-row>
        <table:table-row>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D2" office:value-type="string">
            <text:p text:style-name="P8"/>
          </table:table-cell>
        </table:table-row>
        <table:table-row>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D2" office:value-type="string">
            <text:p text:style-name="P8"/>
          </table:table-cell>
        </table:table-row>
        <table:table-row>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D2" office:value-type="string">
            <text:p text:style-name="P8"/>
          </table:table-cell>
        </table:table-row>
        <table:table-row>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D2" office:value-type="string">
            <text:p text:style-name="P8"/>
          </table:table-cell>
        </table:table-row>
        <table:table-row>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D2" office:value-type="string">
            <text:p text:style-name="P8"/>
          </table:table-cell>
        </table:table-row>
        <table:table-row>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D2" office:value-type="string">
            <text:p text:style-name="P8"/>
          </table:table-cell>
        </table:table-row>
      </table:table>
      <text:p text:style-name="P6"/>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0">Description<text:tab/>3</text:p>
          <text:p text:style-name="P10">Présentation détaillé du projet à l'origine<text:tab/>4</text:p>
          <text:p text:style-name="P9">Choix du projet <text:tab/>4</text:p>
          <text:p text:style-name="P9">Communication<text:tab/>4</text:p>
          <text:p text:style-name="P9">Financement<text:tab/>4</text:p>
          <text:p text:style-name="P9">Logistique (matériel et humain)<text:tab/>4</text:p>
          <text:p text:style-name="P9">Matériel (soft et hard)<text:tab/>4</text:p>
          <text:p text:style-name="P9">Formations (nature, nombre de personnes, durée...)<text:tab/>4</text:p>
          <text:p text:style-name="P9">Bilan personnel et humain du projet<text:tab/>4</text:p>
          <text:p text:style-name="P9">Contact sur place<text:tab/>4</text:p>
          <text:p text:style-name="P10">Suivi du projet <text:tab/>5</text:p>
          <text:p text:style-name="P9">Bilan en sortie de projet<text:tab/>5</text:p>
          <text:p text:style-name="P9">Bilan 3/6 mois<text:tab/>5</text:p>
          <text:p text:style-name="P9">Bilan 1 an<text:tab/>5</text:p>
          <text:p text:style-name="P9">Bilan 2 an ...<text:tab/>5</text:p>
        </text:index-body>
      </text:table-of-content>
      <text:p text:style-name="Text_20_body"/>
      <text:h text:style-name="P3" text:outline-level="1">Description</text:h>
      <table:table table:name="Tableau1" table:style-name="Tableau1">
        <table:table-column table:style-name="Tableau1.A"/>
        <table:table-column table:style-name="Tableau1.B"/>
        <table:table-row>
          <table:table-cell table:style-name="Tableau1.A1" office:value-type="string">
            <text:p text:style-name="P7">Nom du projet</text:p>
          </table:table-cell>
          <table:table-cell table:style-name="Tableau1.B1" office:value-type="string">
            <text:p text:style-name="Table_20_Contents">OUAGA 2005</text:p>
          </table:table-cell>
        </table:table-row>
        <table:table-row>
          <table:table-cell table:style-name="Tableau1.A2" office:value-type="string">
            <text:p text:style-name="P7">Lieu</text:p>
          </table:table-cell>
          <table:table-cell table:style-name="Tableau1.B2" office:value-type="string">
            <text:p text:style-name="Table_20_Contents">Ouagadougou, Burkina Faso</text:p>
          </table:table-cell>
        </table:table-row>
        <table:table-row>
          <table:table-cell table:style-name="Tableau1.A2" office:value-type="string">
            <text:p text:style-name="P7">Dates</text:p>
          </table:table-cell>
          <table:table-cell table:style-name="Tableau1.B2" office:value-type="string">
            <text:p text:style-name="Table_20_Contents">mercredi 6 juillet au jeudi 11 août 2005 puis du vendredi 17 décembre au vendredi 23 décembre 2005</text:p>
          </table:table-cell>
        </table:table-row>
        <table:table-row>
          <table:table-cell table:style-name="Tableau1.A2" office:value-type="string">
            <text:p text:style-name="P7">Membres d'Afric'Edu</text:p>
          </table:table-cell>
          <table:table-cell table:style-name="Tableau1.B2" office:value-type="string">
            <text:list text:style-name="L1">
              <text:list-item>
                <text:p text:style-name="P19"><text:span text:style-name="T1">Julien Bras</text:span> (0632018186 – <text:a xlink:type="simple" xlink:href="mailto:julienbras@sidoine.org">julienbras@sidoine.org</text:a>) </text:p>
                <text:list>
                  <text:list-header>
                    <text:p text:style-name="P19">Responsable Informatique</text:p>
                  </text:list-header>
                </text:list>
              </text:list-item>
              <text:list-item>
                <text:p text:style-name="P19"><text:span text:style-name="T1">Jérémie Bussière</text:span> (0681507316 – <text:a xlink:type="simple" xlink:href="mailto:jeremie.bussiere@ecam.fr">jeremie.bussiere@ecam.fr</text:a>)</text:p>
                <text:list>
                  <text:list-header>
                    <text:p text:style-name="P19">Responsable Informatique</text:p>
                  </text:list-header>
                </text:list>
              </text:list-item>
              <text:list-item>
                <text:p text:style-name="P19"><text:span text:style-name="T1">Francois Matthieu</text:span> (0678325005 – <text:a xlink:type="simple" xlink:href="mailto:francois.matthieu@ecam.fr">francois.matthieu@ecam.fr</text:a>)</text:p>
                <text:list>
                  <text:list-header>
                    <text:p text:style-name="P19">Responsable Informatique</text:p>
                  </text:list-header>
                </text:list>
              </text:list-item>
              <text:list-item>
                <text:p text:style-name="P19"><text:span text:style-name="T1">Arnaud Melay</text:span> (0688702816 – <text:a xlink:type="simple" xlink:href="mailto:arnaud.melay@ecam.fr">arnaud.melay@ecam.fr</text:a>)</text:p>
                <text:list>
                  <text:list-header>
                    <text:p text:style-name="P19">Trésorier</text:p>
                  </text:list-header>
                </text:list>
              </text:list-item>
              <text:list-item>
                <text:p text:style-name="P19"><text:span text:style-name="T1">Anne Montanier</text:span> (0666233260 – <text:a xlink:type="simple" xlink:href="mailto:anne.montanier@ecam.fr">anne.montanier@ecam.fr</text:a>)</text:p>
                <text:list>
                  <text:list-header>
                    <text:p text:style-name="P19">Secrétaire</text:p>
                  </text:list-header>
                </text:list>
              </text:list-item>
              <text:list-item>
                <text:p text:style-name="P19"><text:span text:style-name="T1">Clémence Prost</text:span> (0677751767 – <text:a xlink:type="simple" xlink:href="mailto:clemence.prost@ecam.fr">clemence.prost@ecam.fr</text:a>)</text:p>
                <text:list>
                  <text:list-header>
                    <text:p text:style-name="P19">Responsable logistique</text:p>
                  </text:list-header>
                </text:list>
              </text:list-item>
              <text:list-item>
                <text:p text:style-name="P19"><text:span text:style-name="T1">Eric Schneider</text:span> ( - <text:a xlink:type="simple" xlink:href="mailto:eric.schneider@ecam.fr">eric.schneider@ecam.fr</text:a>)</text:p>
                <text:list>
                  <text:list-header>
                    <text:p text:style-name="P19">Responsable communication</text:p>
                  </text:list-header>
                </text:list>
              </text:list-item>
              <text:list-item>
                <text:p text:style-name="P19"><text:span text:style-name="T1">Martin Stocker</text:span> (0687923690 – <text:a xlink:type="simple" xlink:href="mailto:martin.stocker@free.fr">martin.stocker@free.fr</text:a>)</text:p>
                <text:list>
                  <text:list-header>
                    <text:p text:style-name="P19">Président</text:p>
                  </text:list-header>
                </text:list>
              </text:list-item>
            </text:list>
          </table:table-cell>
        </table:table-row>
        <table:table-row>
          <table:table-cell table:style-name="Tableau1.A2" office:value-type="string">
            <text:p text:style-name="P7">Membres du partenaire du Sud</text:p>
          </table:table-cell>
          <table:table-cell table:style-name="Tableau1.B2" office:value-type="string">
            <text:p text:style-name="Table_20_Contents">IGEDD (Institut du Génie de l'Environnement et du Développement Durable)</text:p>
            <text:list text:style-name="L2">
              <text:list-item>
                <text:p text:style-name="P20">Jean Koulidiati ( jean.koulidiati@univ-ouaga.bf ou <text:a xlink:type="simple" xlink:href="mailto:jean.koulidiati@liptinfor.bf">jean.koulidiati@liptinfor.bf</text:a>)</text:p>
                <text:list>
                  <text:list-item>
                    <text:p text:style-name="P20">Président de l'IGEDD</text:p>
                  </text:list-item>
                </text:list>
              </text:list-item>
              <text:list-item>
                <text:p text:style-name="P20">Moussa Sougoti ((226) 50 39 38 15 - <text:a xlink:type="simple" xlink:href="mailto:sougoti@univ-ouaga.bf">sougoti@univ-ouaga.bf</text:a>)</text:p>
                <text:list>
                  <text:list-item>
                    <text:p text:style-name="P20">Professeur, responsable de la maintenance) </text:p>
                  </text:list-item>
                </text:list>
              </text:list-item>
              <text:list-item>
                <text:p text:style-name="P20">Michel Clerc ( 06 83 30 58 49 - michel.clerc@gmail.com) </text:p>
                <text:list>
                  <text:list-item>
                    <text:p text:style-name="P11">contact français qui nous a présenté le projet et mis en relation avec l’université de Ouaga</text:p>
                  </text:list-item>
                </text:list>
              </text:list-item>
            </text:list>
          </table:table-cell>
        </table:table-row>
      </table:table>
      <text:p text:style-name="Standard"/>
      <text:p text:style-name="P1"/>
      <text:h text:style-name="Heading_20_1" text:outline-level="1">Présentation détaillé du projet à l'origine</text:h>
      <text:p text:style-name="Standard">L'objectif du projet était de mettre en place un parc informatique au sein de l'université de Ouagadougou, et plus particulièrement pour l'IGEDD. Nous avions prévu d'installer 60 PC (du pentium I à pentium III) sur 3 salles différentes.</text:p>
      <text:p text:style-name="Standard"/>
      <text:p text:style-name="Standard">Le second objectif du projet était de dispenser des formations. Elles se sont déroulées, dans une salle informatique fournie par l'université (nous attentions la livraison du matériel).</text:p>
      <text:p text:style-name="Standard"/>
      <text:p text:style-name="Standard">Une des particularité du projet fut notre problème de transport : nous avions un partenariat avec le Grand Lyon, qui nous a permis de transporter gratuitement le matériel à Ouagadougou. Malheureusement, suite à divers problèmes de transporteur, le matériel n'a pas pas pu être sorti des douanes avant le 27 septembre 2005. Nous avons donc replanifié une 'mini-mission' pour Noël 2005, avec une équipe réduite (Eric et Julien), et grâce à des billets d'avions offerts par le Guide du Routard. Cette mini-mission nous a permis de mettre en place une salle de 20 ordinateurs sous Linux, avec un serveur associé ; et une série de 20 ordinateurs sous Windows 2000 destinés à l'administration.</text:p>
      <text:h text:style-name="Heading_20_2" text:outline-level="2">Choix du projet </text:h>
      <text:p text:style-name="Text_20_body">Début 2004, l'équipe d'Afric'Edu a été contacté par Mr Michel Clerc, pour leur présenter un projet potentiel.</text:p>
      <text:p text:style-name="Text_20_body">En Mai 2004, nous avons été mis en contact avec Mr Michel Clerc, qui est venu à l'ECAM accompagné de Mr Jean Koulidiati (President de l'IGEDD) nous présenter L'IGEDD. Ils nous ont exprimé leur souhait de mettre en place un projet avec Afric'Edu. </text:p>
      <text:p text:style-name="Text_20_body">En Septembre 2004, Mme Petronouille KAFANDO et Mr sont venu à l'ECAM afin de débuter le projet, Ouaga 2005 était né!</text:p>
      <text:p text:style-name="Text_20_body">Nous avions été trés rassuré par le sérieux des personnes rencontrés et leur véritable volonté de créer un partenariat entre le Nord et le Sud, sans considérer l'action d'Afric'Edu comme uniquement donatrice de matériel. Nous avions exigé des garanties quant à l'aménagement des salles prévues pour recevoir le matériel.</text:p>
      <text:p text:style-name="Text_20_body">Le projet s'est alors construit entre l'équipe d'Afric'Edu et l'association des étudiants et des anciens étudiants de l'IGEDD</text:p>
      <text:h text:style-name="Heading_20_2" text:outline-level="2">Communication</text:h>
      <text:list text:style-name="L3">
        <text:list-item>
          <text:p text:style-name="P14">Vente de briquets/stylos fournies par l'équipe précédente</text:p>
        </text:list-item>
        <text:list-item>
          <text:p text:style-name="P14">Vente de vin chaud le 8er décembre devant les portes de l'ECAM</text:p>
        </text:list-item>
        <text:list-item>
          <text:p text:style-name="P14">Soirée Afric'Edu au foyer ECAM (concerts....)</text:p>
        </text:list-item>
      </text:list>
      <text:h text:style-name="Heading_20_2" text:outline-level="2">Financement</text:h>
      <text:list text:style-name="L4">
        <text:list-item>
          <text:p text:style-name="P15">Concours sur dossier JSI (Jeunes Solidarité Internationale) du MAE (Ministère des Affaires Etrangères) : bourse de 4000 euros</text:p>
        </text:list-item>
      </text:list>
      <text:list text:style-name="L5">
        <text:list-item>
          <text:p text:style-name="P16"><text:soft-page-break/>Concours sur dossier et présentation du Guide du Routard : bourse de 3000 euros ainsi que 2 billets d'avions</text:p>
        </text:list-item>
        <text:list-item>
          <text:p text:style-name="P16">AEI ECAM : aide de 1200 euros</text:p>
        </text:list-item>
        <text:list-item>
          <text:p text:style-name="P16">Vente de vin chaud au 8 décembre, concerts : environ 2600 euros</text:p>
        </text:list-item>
        <text:list-item>
          <text:p text:style-name="P16">Aide du Crous/BRFE (bourses personnelles)</text:p>
        </text:list-item>
      </text:list>
      <text:p text:style-name="Text_20_body">Nous n'avons pas obtenues les concours suivants : </text:p>
      <text:list text:style-name="L6">
        <text:list-item>
          <text:p text:style-name="P17">Défi-Jeunes</text:p>
        </text:list-item>
        <text:list-item>
          <text:p text:style-name="P17">Fondation BMW</text:p>
        </text:list-item>
        <text:list-item>
          <text:p text:style-name="P17">Conseil Régional</text:p>
        </text:list-item>
      </text:list>
      <text:h text:style-name="Heading_20_2" text:outline-level="2">Logistique (matériel et humain)</text:h>
      <text:p text:style-name="Text_20_body">[Choix du transporteur, de la compagnie aérienne...]</text:p>
      <text:p text:style-name="Text_20_body">Pour le transport de matériel, via Michel Clerc, nous avons pu entrer en contact avec une personne du Grand Lyon, qui organisait des envois de conteneurs dans le cadre du partenariat entre la mairie de Ouaga et la mairie de Lyon. Il nous a proposer de nous 'greffer' sur le conténaire du mois d'Avril qui devait arriver courant Mai. Nous avions testé ce moyen de transport grâce à un envoi en Janvier dune vingtaine d'écrans.</text:p>
      <text:p text:style-name="Text_20_body">Malheureusement, suite à divers événements (développés dans les autres rapports), le conteneur n'est arrivé que le 27 septembre 2005, soit plus de 3 mois après la date prévue... Sur place des solutions ont été trouvées pour assurer la formation. Les PC ont été installés dans le cadre d'une mini-mission au mois de décembre 2005.</text:p>
      <text:p text:style-name="Text_20_body"/>
      <text:p text:style-name="Text_20_body">Pour les équipes, nous sommes passés par la compagnie aérienne AIR ALGERIE (billets les plus compétitifs...)</text:p>
      <text:h text:style-name="Heading_20_2" text:outline-level="2">Matériel (soft et hard)</text:h>
      <text:p text:style-name="Text_20_body">On a pu collecter environ 70 Pcs, de Pentium I à Pentium III dans diverses entreprises et dons de particuliers. Nous avons installé la distribution Linux Mandriva sur les Pcs, et debian sur le serveur. Nous avions choisi le système Linux car Windows n'a pas souhaité nous offrir les licences (nous les avions contactés dans ce but). Au final, nous avons mis en place environ 40 Pcs, le reste a été gardé en stock pour la maintenance.</text:p>
      <text:h text:style-name="Heading_20_2" text:outline-level="2">Formations (nature, nombre de personnes, durée...)</text:h>
      <text:p text:style-name="Text_20_body">Thèmes :</text:p>
      <text:list text:style-name="L7">
        <text:list-item>
          <text:p text:style-name="P18">L'ordinateur</text:p>
        </text:list-item>
        <text:list-item>
          <text:p text:style-name="P18">Linux</text:p>
        </text:list-item>
        <text:list-item>
          <text:p text:style-name="P18">OpenOffice</text:p>
        </text:list-item>
        <text:list-item>
          <text:p text:style-name="P18">Internet</text:p>
        </text:list-item>
        <text:list-item>
          <text:p text:style-name="P18">Réseaux</text:p>
        </text:list-item>
      </text:list>
      <text:p text:style-name="Text_20_body"><text:soft-page-break/>Nous avions organisées les formations par demi-journées ; les étudiants pouvaient s'inscrire une fois sur chaque thème suivant le planning.</text:p>
      <text:h text:style-name="Heading_20_2" text:outline-level="2">Bilan personnel et humain du projet</text:h>
      <text:p text:style-name="Text_20_body">[Qu'en avez-vous retiré, qu'avez vous appris, votre meilleur souvenir, votre pire souvenir, gardez vous des contacts... Vous pouvez joindre en fichier annexes quelques photos, documents importants]</text:p>
      <text:p text:style-name="Text_20_body">Meuh</text:p>
      <text:list text:style-name="L9">
        <text:list-item>
          <text:p text:style-name="P13">Bilan personnel: essentiellement le 1er projet motivé par une envie qui s'apparente à un projet professionnel. Respect d'un planning, d'un budget, d'un objectif de performance. La motivation permet aussi d'explorer de nouvelles pistes qui créent la différence: nouveaux concours, nouveaux donateurs; les résultats sur les événements ne sont obtenus que par l'envie. Les rôles sont ensuite bien répartis selon les capacités de chacun, ce qui permet de ne pas trop se perdre dans cette <text:line-break/>1ère expérience.</text:p>
        </text:list-item>
        <text:list-item>
          <text:p text:style-name="P13">Bilan humain: meilleur connaissance de l'équipe dans un 1er temps. Beaucoup de temps passé à collaborer pour élaborer le projet. Ensuite on se redécouvre une seconde fois en Afrique lorsque l'équipe est parachutée sur place. L'expérience locale est incomparable. Immersion totale dans la population locale avec des rapports directs et non pipés. Découverte de modes de vies à l'opposé des habitudes européennes. Rapport avec les enfants sur place toujours très touchants. La perception de l'homme "blanc" dans les lieux touristiques est aussi intéressante, tout autant que le pauvreté que nous touchons du doigt une fois sur place.</text:p>
        </text:list-item>
        <text:list-item>
          <text:p text:style-name="P13">Point retirés: la motivation est la clé du succès. Tous les secteurs du projets méritent leur attention, même ceux les mieux rodés (transport par Grand Lyon dans notre cas).</text:p>
        </text:list-item>
        <text:list-item>
          <text:p text:style-name="P13">Points appris: ils sont sans doute trop nombreux: de gérer un projet à la vie en camp dans la campagne de Bobo Dioulasso en passant par la recette alsacienne du vin chaud ou les rouages du concours du ministère des affaires étrangères.</text:p>
        </text:list-item>
        <text:list-item>
          <text:p text:style-name="P13">Meilleur souvenir: le voyage en Afrique en général</text:p>
        </text:list-item>
        <text:list-item>
          <text:p text:style-name="P13">Pire souvenir: le jour où nous avons compris qu'il allait falloir revenir.<text:line-break/></text:p>
        </text:list-item>
      </text:list>
      <text:p text:style-name="Standard">Eric</text:p>
      <text:p text:style-name="Standard">Monter le project "Ouaga 2005" fut une expérience formidable. J'ai pris énormément de plaisir a travailler avec toute l'équipe d'Afric'Edu. Il y avait une bonne complémentarité entre les différents membres.  <text:line-break/>Ce projet était aussi un réel challenge: il fallait entre autre trouver et remettre a neuf les ordinateurs, obtenir les financements, sensibiliser l'opinion a notre action, envoyer et installer tout le matériel en Afrique... Je me suis senti réellement investi dans ce projet vu que l'enjeu était considérable.<text:line-break/>La mission au Burkina Faso a été un moment intense pour moi. Cela a été synonyme de la découverte de la culture africaine. Je garde un très bon souvenir de nos rencontres avec les étudiants Burkinabes et toutes les discussions que nous avons pu avoir. Cela a été très riche sur le plan humain.<text:line-break/><text:line-break/></text:p>
      <text:p text:style-name="P1"/>
      <text:h text:style-name="Heading_20_1" text:outline-level="1">Suivi du projet </text:h>
      <text:h text:style-name="Heading_20_2" text:outline-level="2">Bilan en sortie de projet</text:h>
      <text:p text:style-name="Standard">[Qu'est ce qui a été fait par l'équipe sur place, par rapport aux objectifs d'avant projet, peut-être redondant avec la présentation détaillée ci-dessus]</text:p>
      <text:p text:style-name="Standard">A la fin du premier séjour début août 2005, nous avions réalisé les formations, mais n'ayant pas encore reçu le matériel nous n'avions pas pu le mettre en place. Le projet pouvait à ce moment-là être considéré comme un semi-échec. Nous n'avions pas eu de problèmes pour trouver un partenaire intéressant et des sources de financement fiables, mais nos problèmes de transporteur ont compliqué la fin du projet.</text:p>
      <text:h text:style-name="Heading_20_2" text:outline-level="2">Bilan 3/6 mois</text:h>
      <text:p text:style-name="Text_20_body">Après le semi-échec du mois d'aôut, nous avons planifié de retourner installer les ordinateurs au cours du mois de décembre 2005 ; avec un équipe réduite (2 personnes !) grâce à l'aide du Guide du Routard qui a payé les billets d'avions. Nous avons réussi à installer une salle de 20 ordinateurs sous Linux ; et nous avons fournis 20 ordinateurs à l'administration sous Windows 2000.</text:p>
      <text:h text:style-name="Heading_20_2" text:outline-level="2">Bilan 2 ans</text:h>
      <text:p text:style-name="Text_20_body">Des nouvelles de Moussa au 8 juin 2007 : Il ont acheté un switch, la connection avec l'internet est rétablie.</text:p>
      <text:p text:style-name="Text_20_body">Dernières nouvelles de Moussa le 14 décembre 2007.</text:p>
      <text:h text:style-name="Heading_20_2" text:outline-level="2">Bilan 3 ans</text:h>
      <text:p text:style-name="Standard">[Un bilan par an durant 5 ans, avec les mêmes questions que ci-dessus]</text:p>
      <text:p text:style-name="Standard">[Ou en est le projet?]</text:p>
      <text:list text:style-name="L8">
        <text:list-item>
          <text:p text:style-name="P12">Nombre d'ordinateurs en service</text:p>
        </text:list-item>
        <text:list-item>
          <text:p text:style-name="P12">Nombre de réparation</text:p>
        </text:list-item>
        <text:list-item>
          <text:p text:style-name="P12">Nombre d'ordinateurs acheté</text:p>
        </text:list-item>
        <text:list-item>
          <text:p text:style-name="P12">Connection internet</text:p>
        </text:list-item>
        <text:list-item>
          <text:p text:style-name="P12">Accès libre élèves/cyber ?</text:p>
        </text:list-item>
        <text:list-item>
          <text:p text:style-name="P12">Rentabilité dans le cas des cyber</text:p>
        </text:list-item>
        <text:list-item>
          <text:p text:style-name="P12">Développements envisagé /effectué dans l'établissement...</text:p>
        </text:list-item>
      </text:list>
      <text:p text:style-name="Standard">Mail de Moussa le 12/01/2009 :</text:p>
      <table:table table:name="Tableau3" table:style-name="Tableau3">
        <table:table-column table:style-name="Tableau3.A"/>
        <table:table-row>
          <table:table-cell table:style-name="Tableau3.A1" office:value-type="string">
            <text:p text:style-name="Table_20_Contents"><text:span text:style-name="Teletype"><text:span text:style-name="T3">Bonjour!</text:span></text:span><text:span text:style-name="T4"><text:line-break/><text:line-break/></text:span><text:span text:style-name="Teletype"><text:span text:style-name="T3">Et bonne année à tous...</text:span></text:span><text:span text:style-name="T4"><text:line-break/></text:span><text:span text:style-name="Teletype"><text:span text:style-name="T3">J'étais en France du 29 septembre 2008 au 29 décembre 2009...J'ai bien</text:span></text:span><text:span text:style-name="T4"><text:line-break/></text:span><text:span text:style-name="Teletype"><text:span text:style-name="T3">reçu ton premier 'mail' mais 'univ-ouaga' éait difficile d'accès à</text:span></text:span><text:span text:style-name="T4"><text:line-break/></text:span><text:span text:style-name="Teletype"><text:span text:style-name="T3">l'extérieur...et je n'ai finalement pas répondu; je m'en excuse...</text:span></text:span><text:span text:style-name="T4"><text:line-break/><text:line-break/></text:span><text:span text:style-name="Teletype"><text:span text:style-name="T3">Les 'ordi afric édu' sont toujours à l'usage exclusif des étudiants de</text:span></text:span><text:span text:style-name="T4"><text:line-break/></text:span><text:span text:style-name="Teletype"><text:span text:style-name="T3">l'igedd: il font même cours d'info avec...Je te ferais le point dans la</text:span></text:span><text:span text:style-name="T4"><text:line-break/></text:span><text:span text:style-name="Teletype"><text:span text:style-name="T3">semaine car je ne m'en occupe plus directement, nouvelles responsabilités</text:span></text:span><text:span text:style-name="T4"><text:line-break/></text:span><text:span text:style-name="Teletype"><text:span text:style-name="T3">obligent: je suis Chef de Département de Physique...</text:span></text:span><text:span text:style-name="T4"><text:line-break/><text:line-break/></text:span><text:span text:style-name="Teletype"><text:span text:style-name="T3">A bientôt</text:span></text:span></text:p>
          </table:table-cell>
        </table:table-row>
      </table:table>
      <text:p text:style-name="Standard"><text:soft-page-break/></text:p>
      <text:p text:style-name="Standard">Mail de Jean Koulidiati le 17/02/2009 :</text:p>
      <table:table table:name="Tableau4" table:style-name="Tableau4">
        <table:table-column table:style-name="Tableau4.A"/>
        <table:table-row>
          <table:table-cell table:style-name="Tableau4.A1" office:value-type="string">
            <text:p text:style-name="P21">Merci et bonne année à toi également. Moussa travaille tjs à l'UO de même que Pierre. La salle existe et a été bénéfique non seulement pour l'accés à Internet mais surtout pour la formation. Malheureusement il n'y a plus que 8 machines en marche. Je compte renouveller le parc en achetant des pièces et faire monter les ordi à Ouaga. Content d'avoir eu de tes nouvelles. Et toi tu deviens quoi?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1" style:font-size-asian="10.5pt" style:language-asian="zxx" style:country-asian="none" style:font-name-complex="Bitstream Vera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1" style:font-size-asian="14pt" style:font-name-complex="Bitstream Vera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Teletype" style:family="text">
      <style:text-properties style:font-name="Bitstream Vera Sans Mono" style:font-name-asian="Bitstream Vera Sans Mono" style:font-name-complex="Bitstream Vera Sans Mono"/>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text:title>Fiche de Résumé Projet Afric'Edu</text:title> – <text:subject>OUAGA 2005</text:subject></text:p>
      </style:header>
      <style:footer>
        <text:p text:style-name="Footer"><text:page-number text:select-page="current">3</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Fiche de Résumé Projet Afric'Edu</dc:title>
    <dc:subject>OUAGA 2005</dc:subject>
    <meta:creation-date>2008-12-10T22:37:41</meta:creation-date>
    <dc:date>2009-04-22T23:21:31</dc:date>
    <meta:editing-cycles>37</meta:editing-cycles>
    <meta:editing-duration>PT4H33M27S</meta:editing-duration>
    <meta:user-defined meta:name="Info 1"/>
    <meta:user-defined meta:name="Info 2"/>
    <meta:user-defined meta:name="Info 3"/>
    <meta:user-defined meta:name="Info 4"/>
    <meta:document-statistic meta:table-count="4" meta:image-count="0" meta:object-count="0" meta:page-count="8" meta:paragraph-count="137" meta:word-count="1809" meta:character-count="11299"/>
  </office:meta>
</office:document-meta>
</file>